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7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23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23"/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0:04:44.527244935</dc:date>
    <meta:editing-duration>PT21H59M57S</meta:editing-duration>
    <meta:editing-cycles>54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5" meta:character-count="853" meta:non-whitespace-character-count="780"/>
  </office:meta>
</office:document-meta>
</file>